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C00002E9D000036788037AF8A4909B349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Ubuntu Mono" svg:font-family="'Ubuntu Mono'" style:font-pitch="fixed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701cm" fo:margin-left="-0.383cm" fo:margin-top="0cm" fo:margin-bottom="0cm" style:page-number="auto" table:align="left" style:writing-mode="lr-tb"/>
    </style:style>
    <style:style style:name="Таблица1.A" style:family="table-column">
      <style:table-column-properties style:column-width="2.847cm"/>
    </style:style>
    <style:style style:name="Таблица1.B" style:family="table-column">
      <style:table-column-properties style:column-width="13.854cm"/>
    </style:style>
    <style:style style:name="Таблица1.1" style:family="table-row">
      <style:table-row-properties style:min-row-height="6.024cm"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" fo:padding="0cm" fo:border="none" style:writing-mode="lr-tb"/>
    </style:style>
    <style:style style:name="Таблица2" style:family="table">
      <style:table-properties style:width="16.995cm" fo:margin-left="-0.383cm" fo:margin-top="0cm" fo:margin-bottom="0cm" table:align="left" style:writing-mode="lr-tb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7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8cm"/>
    </style:style>
    <style:style style:name="Таблица2.G" style:family="table-column">
      <style:table-column-properties style:column-width="2.83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0.5pt solid #000001" style:writing-mode="lr-tb"/>
    </style:style>
    <style:style style:name="P1" style:family="paragraph" style:parent-style-name="Standard">
      <style:text-properties style:font-name="Times New Roman" fo:font-size="9pt" fo:language="en" fo:country="US" style:text-underline-style="solid" style:text-underline-width="auto" style:text-underline-color="font-color" officeooo:rsid="00242499" officeooo:paragraph-rsid="0020540e" style:font-size-asian="9pt" style:font-size-complex="9pt"/>
    </style:style>
    <style:style style:name="P2" style:family="paragraph" style:parent-style-name="Standard">
      <style:text-properties officeooo:rsid="000cef4e" officeooo:paragraph-rsid="00230820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line-height="200%" fo:text-align="start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6" style:family="paragraph" style:parent-style-name="Standard">
      <style:paragraph-properties fo:margin-left="0cm" fo:margin-right="0cm" fo:line-height="200%" fo:text-align="end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officeooo:rsid="0012be09" officeooo:paragraph-rsid="0012be09" style:font-size-asian="10pt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9pt" fo:language="en" fo:country="US" style:text-underline-style="solid" style:text-underline-width="auto" style:text-underline-color="font-color" style:font-size-asian="9pt" style:font-size-complex="9pt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9pt" fo:language="en" fo:country="US" style:text-underline-style="solid" style:text-underline-width="auto" style:text-underline-color="font-color" officeooo:rsid="0018f963" officeooo:paragraph-rsid="0011425c" style:font-size-asian="9pt" style:font-size-complex="9pt"/>
    </style:style>
    <style:style style:name="P18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/>
    </style:style>
    <style:style style:name="P19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</style:style>
    <style:style style:name="P20" style:family="paragraph" style:parent-style-name="Standard">
      <style:paragraph-properties fo:margin-left="0cm" fo:margin-right="0cm" fo:text-indent="0cm" style:auto-text-indent="false" style:writing-mode="lr-tb"/>
      <style:text-properties style:font-name="Ubuntu Mono" fo:font-size="8pt" fo:language="ru" fo:country="RU" style:text-underline-style="none" officeooo:rsid="00242499" officeooo:paragraph-rsid="001eaeb3" style:font-size-asian="8pt" style:language-asian="ru" style:country-asian="RU" style:font-name-complex="Times New Roman1" style:font-size-complex="8pt" style:language-complex="ar" style:country-complex="SA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color="#000000" style:font-name="Times New Roman" fo:font-size="10pt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</style:style>
    <style:style style:name="P23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officeooo:paragraph-rsid="00142fd9"/>
    </style:style>
    <style:style style:name="P24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</style:style>
    <style:style style:name="P25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6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7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28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30" style:family="paragraph" style:parent-style-name="Standard">
      <style:paragraph-properties fo:margin-left="0.635cm" fo:margin-right="0cm" fo:text-align="end" style:justify-single-word="false" fo:orphans="2" fo:widows="2" fo:text-indent="0cm" style:auto-text-indent="false" style:vertical-align="auto" style:writing-mode="lr-tb"/>
    </style:style>
    <style:style style:name="P31" style:family="paragraph" style:parent-style-name="Standard">
      <style:paragraph-properties fo:margin-left="5.08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5.08cm"/>
        </style:tab-stops>
      </style:paragraph-properties>
      <style:text-properties style:font-name="Times New Roman" fo:font-size="10pt" officeooo:rsid="002efa51" officeooo:paragraph-rsid="002d03c7" style:font-size-asian="10pt" style:font-size-complex="10pt"/>
    </style:style>
    <style:style style:name="P32" style:family="paragraph" style:parent-style-name="Standard">
      <style:paragraph-properties fo:margin-left="5.08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5.08cm"/>
        </style:tab-stops>
      </style:paragraph-properties>
      <style:text-properties style:font-name="Times New Roman" fo:font-size="10pt" officeooo:rsid="003adf8d" officeooo:paragraph-rsid="003adf8d" style:font-size-asian="10pt" style:font-size-complex="10pt"/>
    </style:style>
    <style:style style:name="P33" style:family="paragraph" style:parent-style-name="Standard">
      <style:text-properties style:font-name="Times New Roman" fo:font-size="10pt" fo:font-style="italic" officeooo:paragraph-rsid="00230820" style:font-size-asian="10pt" style:font-style-asian="italic" style:font-size-complex="10pt" style:font-style-complex="italic"/>
    </style:style>
    <style:style style:name="P34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</style:style>
    <style:style style:name="P35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officeooo:paragraph-rsid="001b17be"/>
    </style:style>
    <style:style style:name="P36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officeooo:paragraph-rsid="000fe570"/>
    </style:style>
    <style:style style:name="P37" style:family="paragraph" style:parent-style-name="Standard" style:list-style-name="WWNum1">
      <style:paragraph-properties fo:margin-left="0.635cm" fo:margin-right="0cm" fo:text-align="justify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</style:style>
    <style:style style:name="P38" style:family="paragraph" style:parent-style-name="Standard">
      <style:paragraph-properties fo:text-align="start" style:justify-single-word="false" fo:orphans="2" fo:widows="2" style:vertical-align="auto" style:writing-mode="lr-tb">
        <style:tab-stops>
          <style:tab-stop style:position="5.08cm"/>
        </style:tab-stops>
      </style:paragraph-properties>
      <style:text-properties style:font-name="Times New Roman" fo:font-size="10pt" officeooo:rsid="0037fd9a" officeooo:paragraph-rsid="0037fd9a" style:font-size-asian="10pt" style:font-size-complex="10pt"/>
    </style:style>
    <style:style style:name="P39" style:family="paragraph" style:parent-style-name="Standard">
      <style:paragraph-properties fo:text-align="start" style:justify-single-word="false" fo:orphans="2" fo:widows="2" style:vertical-align="auto" style:writing-mode="lr-tb">
        <style:tab-stops>
          <style:tab-stop style:position="5.08cm"/>
        </style:tab-stops>
      </style:paragraph-properties>
      <style:text-properties fo:color="#000000" style:font-name="Times New Roman" fo:font-size="10pt" officeooo:rsid="0037fd9a" officeooo:paragraph-rsid="0037fd9a" fo:background-color="#ffffff" style:font-size-asian="10pt" style:font-size-complex="10pt"/>
    </style:style>
    <style:style style:name="P40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officeooo:rsid="003adf8d" officeooo:paragraph-rsid="003adf8d" style:font-size-asian="10pt" style:font-style-asian="italic" style:font-size-complex="10pt" style:font-style-complex="italic"/>
    </style:style>
    <style:style style:name="P4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officeooo:rsid="003b02df" officeooo:paragraph-rsid="003b02df" style:font-size-asian="10pt" style:font-style-asian="italic" style:font-size-complex="10pt" style:font-style-complex="italic"/>
    </style:style>
    <style:style style:name="P42" style:family="paragraph" style:parent-style-name="Standard">
      <style:paragraph-properties fo:margin-left="5.08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5.08cm"/>
        </style:tab-stops>
      </style:paragraph-properties>
      <style:text-properties fo:font-size="9pt" officeooo:rsid="003b02df" officeooo:paragraph-rsid="003b02df" style:font-size-asian="9pt" style:font-size-complex="9pt"/>
    </style:style>
    <style:style style:name="P43" style:family="paragraph">
      <loext:graphic-properties draw:fill-color="#ffffff"/>
    </style:style>
    <style:style style:name="P44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style:text-underline-style="solid" style:text-underline-width="auto" style:text-underline-color="font-color" officeooo:rsid="003adf8d"/>
    </style:style>
    <style:style style:name="T5" style:family="text">
      <style:text-properties style:font-name="Times New Roman" style:text-underline-style="solid" style:text-underline-width="auto" style:text-underline-color="font-color" officeooo:rsid="003b02df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style:font-name="Times New Roman" fo:font-size="10pt" officeooo:rsid="003adf8d" style:font-size-asian="10pt" style:font-size-complex="10pt"/>
    </style:style>
    <style:style style:name="T8" style:family="text">
      <style:text-properties style:font-name="Times New Roman" fo:font-size="10pt" officeooo:rsid="003b02df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0fe570" style:font-size-asian="10pt" style:font-size-complex="10pt"/>
    </style:style>
    <style:style style:name="T11" style:family="text">
      <style:text-properties style:font-name="Times New Roman" fo:font-size="10pt" style:text-underline-style="solid" style:text-underline-width="auto" style:text-underline-color="font-color" officeooo:rsid="0012be09" style:font-size-asian="10pt" style:font-size-complex="10pt"/>
    </style:style>
    <style:style style:name="T12" style:family="text">
      <style:text-properties style:font-name="Times New Roman" fo:font-size="10pt" style:text-underline-style="solid" style:text-underline-width="auto" style:text-underline-color="font-color" officeooo:rsid="00142fd9" style:font-size-asian="10pt" style:font-size-complex="10pt"/>
    </style:style>
    <style:style style:name="T13" style:family="text">
      <style:text-properties style:font-name="Times New Roman" fo:font-size="10pt" style:text-underline-style="solid" style:text-underline-width="auto" style:text-underline-color="font-color" officeooo:rsid="00230820" style:font-size-asian="10pt" style:font-size-complex="10pt"/>
    </style:style>
    <style:style style:name="T14" style:family="text">
      <style:text-properties style:font-name="Times New Roman" fo:font-size="10pt" style:text-underline-style="solid" style:text-underline-width="auto" style:text-underline-color="font-color" officeooo:rsid="0023e8b6" style:font-size-asian="10pt" style:font-size-complex="10pt"/>
    </style:style>
    <style:style style:name="T15" style:family="text">
      <style:text-properties style:font-name="Times New Roman" fo:font-size="10pt" style:text-underline-style="solid" style:text-underline-width="auto" style:text-underline-color="font-color" officeooo:rsid="00353aba" style:font-size-asian="10pt" style:font-size-complex="10pt"/>
    </style:style>
    <style:style style:name="T16" style:family="text">
      <style:text-properties style:font-name="Times New Roman" fo:font-size="10pt" style:text-underline-style="solid" style:text-underline-width="auto" style:text-underline-color="font-color" officeooo:rsid="0037fd9a" style:font-size-asian="10pt" style:font-size-complex="10pt"/>
    </style:style>
    <style:style style:name="T17" style:family="text">
      <style:text-properties style:font-name="Times New Roman" fo:font-size="10pt" style:text-underline-style="solid" style:text-underline-width="auto" style:text-underline-color="font-color" officeooo:rsid="0038d0e4" style:font-size-asian="10pt" style:font-size-complex="10pt"/>
    </style:style>
    <style:style style:name="T18" style:family="text">
      <style:text-properties style:font-name="Times New Roman" fo:font-size="10pt" style:text-underline-style="solid" style:text-underline-width="auto" style:text-underline-color="font-color" officeooo:rsid="003adf8d" style:font-size-asian="10pt" style:font-size-complex="10pt"/>
    </style:style>
    <style:style style:name="T19" style:family="text">
      <style:text-properties style:font-name="Times New Roman" fo:font-size="10pt" style:text-underline-style="solid" style:text-underline-width="auto" style:text-underline-color="font-color" officeooo:rsid="003b02df" style:font-size-asian="10pt" style:font-size-complex="10pt"/>
    </style:style>
    <style:style style:name="T20" style:family="text">
      <style:text-properties style:font-name="Times New Roman" fo:font-size="10pt" fo:language="en" fo:country="US" style:font-size-asian="10pt" style:font-size-complex="10pt"/>
    </style:style>
    <style:style style:name="T21" style:family="text">
      <style:text-properties style:font-name="Times New Roman" fo:font-size="10pt" fo:language="en" fo:country="US" officeooo:rsid="000fe570" style:font-size-asian="10pt" style:font-size-complex="10pt"/>
    </style:style>
    <style:style style:name="T22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T23" style:family="text">
      <style:text-properties style:font-name="Times New Roman" fo:font-size="10pt" fo:language="en" fo:country="US" style:text-underline-style="solid" style:text-underline-width="auto" style:text-underline-color="font-color" officeooo:rsid="000fe570" style:font-size-asian="10pt" style:font-size-complex="10pt"/>
    </style:style>
    <style:style style:name="T24" style:family="text">
      <style:text-properties style:font-name="Times New Roman" fo:font-size="10pt" fo:language="en" fo:country="US" style:text-underline-style="solid" style:text-underline-width="auto" style:text-underline-color="font-color" officeooo:rsid="003adf8d" style:font-size-asian="10pt" style:font-size-complex="10pt"/>
    </style:style>
    <style:style style:name="T25" style:family="text">
      <style:text-properties style:font-name="Times New Roman" fo:font-size="10pt" fo:language="en" fo:country="US" style:text-underline-style="solid" style:text-underline-width="auto" style:text-underline-color="font-color" officeooo:rsid="003b02df" style:font-size-asian="10pt" style:font-size-complex="10pt"/>
    </style:style>
    <style:style style:name="T26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27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28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9" style:family="text">
      <style:text-properties style:font-name="DejaVu Sans Mono1" fo:font-size="9pt" fo:font-style="normal" fo:font-weight="normal" style:font-size-asian="9pt" style:font-style-asian="normal" style:font-weight-asian="normal"/>
    </style:style>
    <style:style style:name="T30" style:family="text">
      <style:text-properties style:font-name="DejaVu Sans Mono1" fo:font-size="9pt" fo:font-style="normal" fo:font-weight="bold" style:font-size-asian="9pt" style:font-style-asian="normal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draw:fill-color="#ffffff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2" draw:style-name="gr2" draw:text-style-name="P44" svg:width="0.101cm" svg:height="0.101cm" svg:x="0cm" svg:y="0cm">
        <draw:image xlink:href="">
          <text:p/>
        </draw:image>
      </draw:frame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<field:fieldmark-start text:name="__Fieldmark__5_999460459" field:type="SHAPE  \* MERGEFORMAT"/><field:fieldmark-end/><draw:frame draw:style-name="fr1" draw:name="Изображение1" text:anchor-type="as-char" svg:width="1.905cm" svg:height="2.2cm" draw:z-index="1"><draw:image xlink:href="Pictures/2000000C00002E9D000036788037AF8A4909B349.wmf" xlink:type="simple" xlink:show="embed" xlink:actuate="onLoad"/></draw:frame><draw:custom-shape text:anchor-type="char" draw:z-index="0" draw:style-name="gr1" draw:text-style-name="P43" svg:width="1.906cm" svg:height="2.223cm" svg:x="0cm" svg:y="0cm"><text:p/><draw:enhanced-geometry svg:viewBox="0 0 21600 21600" draw:type="rectangle" draw:enhanced-path="M 0 0 L 21600 0 21600 21600 0 21600 0 0 Z N"/></draw:custom-shape></text:p>
          </table:table-cell>
          <table:table-cell table:style-name="Таблица1.B1" office:value-type="string">
            <text:p text:style-name="P5"><text:span text:style-name="T2">Отчёт по лабораторной работе</text:span><text:span text:style-name="T1"> №</text:span><text:span text:style-name="T3"><text:tab/></text:span><text:span text:style-name="T5">20</text:span><text:span text:style-name="T3"><text:tab/></text:span><text:span text:style-name="T1"> по курсу </text:span><text:span text:style-name="T3"><text:tab/>1<text:tab/></text:span></text:p>
            <text:p text:style-name="P6"><text:span text:style-name="T6">студента группы </text:span><text:span text:style-name="T10">102</text:span><text:span text:style-name="T6"> <text:s text:c="2"/></text:span><text:span text:style-name="T9"><text:tab/></text:span><text:span text:style-name="T10">Баталова М.А.</text:span><text:span text:style-name="T9"><text:tab/><text:tab/><text:tab/></text:span><text:span text:style-name="T6">, № по списку <text:s/></text:span><text:span text:style-name="T9"><text:tab/></text:span><text:span text:style-name="T19">2</text:span><text:span text:style-name="T9"><text:tab/></text:span></text:p>
            <text:p text:style-name="P6"><text:span text:style-name="T6">Адреса </text:span><text:span text:style-name="T20">www</text:span><text:span text:style-name="T6">, </text:span><text:span text:style-name="T20">e</text:span><text:span text:style-name="T6">-</text:span><text:span text:style-name="T20">mail</text:span><text:span text:style-name="T6">, </text:span><text:span text:style-name="T20">jabber</text:span><text:span text:style-name="T6">, </text:span><text:span text:style-name="T20">skype</text:span><text:span text:style-name="T6"> </text:span><text:span text:style-name="T9"><text:tab/></text:span><text:span text:style-name="T23">etrymax@gmail.com</text:span><text:span text:style-name="T9"><text:tab/><text:tab/><text:tab/><text:tab/></text:span></text:p>
            <text:p text:style-name="P6"><text:span text:style-name="T6">Работа выполнена: “</text:span><text:span text:style-name="T9"> </text:span><text:span text:style-name="T19">28</text:span><text:span text:style-name="T9"> <text:s text:c="2"/></text:span><text:span text:style-name="T6">“ </text:span><text:span text:style-name="T9"><text:tab/></text:span><text:span text:style-name="T19">февраля</text:span><text:span text:style-name="T9"><text:tab/><text:tab/></text:span><text:span text:style-name="T6"> 201</text:span><text:span text:style-name="T8">9</text:span><text:span text:style-name="T9"><text:tab/></text:span><text:span text:style-name="T6">г.<text:tab/><text:tab/></text:span></text:p>
            <text:p text:style-name="P6"><text:span text:style-name="T6">Преподаватель:</text:span><text:span text:style-name="T9"><text:tab/><text:tab/></text:span><text:span text:style-name="T6"> каф.806 </text:span><text:span text:style-name="T9"><text:tab/>Ефименко Н.А.<text:tab/><text:tab/><text:tab/><text:tab/></text:span></text:p>
            <text:p text:style-name="P6"><text:span text:style-name="T6">Входной контроль знаний с оценкой </text:span><text:span text:style-name="T9"><text:tab/><text:tab/><text:tab/><text:tab/><text:tab/></text:span></text:p>
            <text:p text:style-name="P6"><text:span text:style-name="T6">Отчёт сдан “</text:span><text:span text:style-name="T9"> <text:s text:c="2"/></text:span><text:span text:style-name="T6">“ </text:span><text:span text:style-name="T9"><text:tab/><text:tab/></text:span><text:span text:style-name="T6"> 201</text:span><text:span text:style-name="T8">9г</text:span><text:span text:style-name="T6">., итоговая оценка </text:span><text:span text:style-name="T9"><text:tab/><text:tab/></text:span></text:p>
            <text:p text:style-name="P6"><text:span text:style-name="T6">Подпись преподавателя </text:span><text:span text:style-name="T9"><text:tab/><text:tab/><text:tab/><text:tab/></text:span></text:p>
          </table:table-cell>
        </table:table-row>
      </table:table>
      <text:p text:style-name="P7"/>
      <text:list xml:id="list8009998833065004560" text:style-name="WWNum1">
        <text:list-item>
          <text:p text:style-name="P35"><text:span text:style-name="T26">Тема</text:span><text:span text:style-name="T6">: <text:s/></text:span><text:span text:style-name="T25">Стандартные утилиты UNIX для обработки файлов</text:span></text:p>
        </text:list-item>
        <text:list-item>
          <text:p text:style-name="P36"><text:span text:style-name="T26">Цель работы</text:span><text:span text:style-name="T6">: <text:s/></text:span><text:span text:style-name="T19">Научится обрабатывать файлы стандартными утилитами UNIX</text:span></text:p>
        </text:list-item>
      </text:list>
      <text:p text:style-name="P8"/>
      <text:list xml:id="list213248479814234" text:continue-numbering="true" text:style-name="WWNum1">
        <text:list-item>
          <text:p text:style-name="P34"><text:span text:style-name="T26">Задание</text:span><text:span text:style-name="T6"> (</text:span><text:span text:style-name="T27">вариант №</text:span><text:span text:style-name="T6">): </text:span><text:span text:style-name="T19">Написать скрипт для демонстрации утилит</text:span></text:p>
        </text:list-item>
      </text:list>
      <text:p text:style-name="P8"/>
      <text:list xml:id="list213248759294533" text:continue-numbering="true" text:style-name="WWNum1">
        <text:list-item>
          <text:p text:style-name="P34"><text:span text:style-name="T26">Оборудование</text:span><text:span text:style-name="T6"> (</text:span><text:span text:style-name="T27">лабораторное</text:span><text:span text:style-name="T6">):</text:span></text:p>
        </text:list-item>
      </text:list>
      <text:p text:style-name="P22"><text:span text:style-name="T6">ЭВМ </text:span><text:span text:style-name="T9"><text:tab/><text:tab/></text:span><text:span text:style-name="T6">, процессор </text:span><text:span text:style-name="T9"><text:tab/><text:tab/></text:span><text:span text:style-name="T6">, имя узла сети </text:span><text:span text:style-name="T9"><text:tab/><text:tab/><text:tab/></text:span><text:span text:style-name="T6"> с ОП </text:span><text:span text:style-name="T9"><text:tab/><text:tab/> <text:s text:c="8"/></text:span><text:span text:style-name="T6"><text:s/>МБ</text:span></text:p>
      <text:p text:style-name="P24"><text:span text:style-name="T6">НМД </text:span><text:span text:style-name="T9"><text:tab/><text:tab/></text:span><text:span text:style-name="T6"> ГБ. <text:s/>Терминал </text:span><text:span text:style-name="T9"><text:tab/><text:tab/></text:span><text:span text:style-name="T6"> адрес </text:span><text:span text:style-name="T9"><text:tab/><text:tab/><text:tab/></text:span><text:span text:style-name="T6">. Принтер </text:span><text:span text:style-name="T9"><text:tab/><text:tab/><text:tab/></text:span></text:p>
      <text:p text:style-name="P24"><text:span text:style-name="T6">Другие устройства 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5"/>
      <text:p text:style-name="P28">Оборудование ПЭВМ студента, если использовалось:</text:p>
      <text:p text:style-name="P24"><text:span text:style-name="T6">Процессор</text:span><text:span text:style-name="T20"> </text:span><text:span text:style-name="T22"><text:tab/>Intel </text:span><text:span text:style-name="T23">pentium n4200</text:span><text:span text:style-name="T20">, </text:span><text:span text:style-name="T6">ОП</text:span><text:span text:style-name="T20"> </text:span><text:span text:style-name="T23">5900</text:span><text:span text:style-name="T20"> </text:span><text:span text:style-name="T6">МБ</text:span><text:span text:style-name="T20">, </text:span><text:span text:style-name="T6">НМД</text:span><text:span text:style-name="T20"> </text:span><text:span text:style-name="T23">5.7</text:span><text:span text:style-name="T22"><text:tab/></text:span><text:span text:style-name="T20"> </text:span><text:span text:style-name="T21">ГБ</text:span><text:span text:style-name="T20">. </text:span><text:span text:style-name="T6">Монитор </text:span><text:span text:style-name="T9"><text:tab/></text:span><text:span text:style-name="T22">TFT</text:span><text:span text:style-name="T9">, встроенный<text:tab/></text:span></text:p>
      <text:p text:style-name="P24"><text:span text:style-name="T6">Другие устройства 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8"/>
      <text:list xml:id="list213247771936506" text:continue-numbering="true" text:style-name="WWNum1">
        <text:list-item>
          <text:p text:style-name="P34"><text:span text:style-name="T26">Программное обеспечение</text:span><text:span text:style-name="T6"> (</text:span><text:span text:style-name="T27">лабораторное</text:span><text:span text:style-name="T6">):</text:span></text:p>
        </text:list-item>
      </text:list>
      <text:p text:style-name="P22"><text:span text:style-name="T6">Операционная система семейства </text:span><text:span text:style-name="T9"><text:tab/><text:tab/></text:span><text:span text:style-name="T6">, наименование </text:span><text:span text:style-name="T9"><text:tab/><text:tab/><text:tab/><text:tab/></text:span><text:span text:style-name="T6"> версия </text:span><text:span text:style-name="T9"><text:tab/><text:tab/></text:span></text:p>
      <text:p text:style-name="P22"><text:span text:style-name="T6">Интерпретатор команд </text:span><text:span text:style-name="T9"><text:tab/><text:tab/><text:tab/><text:tab/><text:tab/><text:tab/><text:tab/></text:span><text:span text:style-name="T6"> версия </text:span><text:span text:style-name="T9"><text:tab/><text:tab/><text:tab/></text:span></text:p>
      <text:p text:style-name="P22"><text:span text:style-name="T6">Система программирования </text:span><text:span text:style-name="T9"><text:tab/><text:tab/><text:tab/><text:tab/><text:tab/><text:tab/><text:tab/></text:span><text:span text:style-name="T6"> версия </text:span><text:span text:style-name="T9"><text:tab/><text:tab/><text:tab/></text:span></text:p>
      <text:p text:style-name="P22"><text:span text:style-name="T6">Редактор текстов </text:span><text:span text:style-name="T9"><text:tab/><text:tab/><text:tab/><text:tab/><text:tab/><text:tab/><text:tab/><text:tab/></text:span><text:span text:style-name="T6"> версия </text:span><text:span text:style-name="T9"><text:tab/><text:tab/><text:tab/></text:span></text:p>
      <text:p text:style-name="P22"><text:span text:style-name="T6">Утилиты операционной системы 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2"><text:span text:style-name="T6">Прикладные системы и программы </text:span><text:span text:style-name="T9"><text:tab/><text:tab/><text:tab/><text:tab/><text:tab/><text:tab/><text:tab/><text:tab/><text:tab/></text:span></text:p>
      <text:p text:style-name="P22"><text:span text:style-name="T6">Местонахождения и имена файлов программ и данных </text:span><text:span text:style-name="T9"><text:tab/><text:tab/><text:tab/><text:tab/><text:tab/><text:tab/><text:tab/><text:tab/><text:tab/><text:tab/><text:tab/><text:tab/><text:tab/><text:tab/><text:tab/><text:tab/><text:tab/><text:tab/><text:tab/></text:span></text:p>
      <text:p text:style-name="P26"/>
      <text:p text:style-name="P29">Программное обеспечение ЭВМ студента, если использовалось:</text:p>
      <text:p text:style-name="P22"><text:span text:style-name="T6">Операционная система семейства </text:span><text:span text:style-name="T9"><text:tab/></text:span><text:span text:style-name="T22">UNIX</text:span><text:span text:style-name="T9"><text:tab/></text:span><text:span text:style-name="T6">, наименование </text:span><text:span text:style-name="T9"><text:tab/></text:span><text:span text:style-name="T23">Debian</text:span><text:span text:style-name="T9"><text:tab/></text:span><text:span text:style-name="T6"> версия </text:span><text:span text:style-name="T9"><text:tab/></text:span><text:span text:style-name="T10">9.5</text:span><text:span text:style-name="T9"><text:tab/></text:span></text:p>
      <text:p text:style-name="P22"><text:span text:style-name="T6">Интерпретатор команд </text:span><text:span text:style-name="T9"><text:tab/></text:span><text:span text:style-name="T10">bash</text:span><text:span text:style-name="T9"><text:tab/><text:tab/><text:tab/><text:tab/><text:tab/><text:tab/></text:span><text:span text:style-name="T6"> версия </text:span><text:span text:style-name="T9"><text:tab/></text:span><text:span text:style-name="T10">4.4.12</text:span><text:span text:style-name="T9"><text:tab/><text:tab/></text:span></text:p>
      <text:p text:style-name="P22"><text:span text:style-name="T6">Система программирования </text:span><text:span text:style-name="T9"><text:tab/><text:tab/><text:tab/><text:tab/><text:tab/><text:tab/><text:tab/></text:span><text:span text:style-name="T6"> версия </text:span><text:span text:style-name="T9"><text:tab/><text:tab/><text:tab/></text:span></text:p>
      <text:p text:style-name="P22"><text:span text:style-name="T6">Редактор текстов </text:span><text:span text:style-name="T9"><text:tab/><text:tab/></text:span><text:span text:style-name="T23">nano</text:span><text:span text:style-name="T9"><text:tab/><text:tab/><text:tab/><text:tab/><text:tab/><text:tab/></text:span><text:span text:style-name="T6"> версия </text:span><text:span text:style-name="T9"><text:tab/></text:span><text:span text:style-name="T22"> <text:s text:c="2"/></text:span><text:span text:style-name="T9"><text:tab/></text:span></text:p>
      <text:p text:style-name="P22"><text:soft-page-break/><text:span text:style-name="T6">Утилиты операционной системы 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2"><text:span text:style-name="T6">Прикладные системы и программы </text:span><text:span text:style-name="T9"><text:tab/><text:tab/><text:tab/><text:tab/><text:tab/><text:tab/><text:tab/><text:tab/><text:tab/></text:span></text:p>
      <text:p text:style-name="P22"><text:span text:style-name="T6">Местонахождения и имена файлов программ и данных </text:span><text:span text:style-name="T9"><text:tab/><text:tab/><text:tab/><text:tab/><text:tab/><text:tab/><text:tab/><text:tab/><text:tab/><text:tab/><text:tab/><text:tab/><text:tab/><text:tab/><text:tab/><text:tab/><text:tab/><text:tab/><text:tab/></text:span></text:p>
      <text:p text:style-name="P27"/>
      <text:p text:style-name="P27"/>
      <text:p text:style-name="P27"/>
      <text:p text:style-name="P27"/>
      <text:p text:style-name="P27"/>
      <text:p text:style-name="P27"/>
      <text:list xml:id="list213249599429058" text:continue-numbering="true" text:style-name="WWNum1">
        <text:list-item>
          <text:p text:style-name="P34"><text:span text:style-name="T26">Идея, метод, алгоритм</text:span><text:span text:style-name="T6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31"/>
      <text:p text:style-name="P38"><text:s text:c="5"/></text:p>
      <text:p text:style-name="P39"><text:span text:style-name="T29"/></text:p>
      <text:list xml:id="list213247540223146" text:continue-numbering="true" text:style-name="WWNum1">
        <text:list-item>
          <text:p text:style-name="P34"><text:span text:style-name="T26">Сценарий выполнения работы</text:span><text:span text:style-name="T6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2"/>
      <text:p text:style-name="P33"/>
      <text:p text:style-name="P15"/>
      <text:p text:style-name="P41">#!/bin/bash</text:p>
      <text:p text:style-name="P41">echo diff 1 2</text:p>
      <text:p text:style-name="P41">diff 1 2</text:p>
      <text:p text:style-name="P41">echo cmp 1 2</text:p>
      <text:p text:style-name="P41">cmp 1 2</text:p>
      <text:p text:style-name="P41">echo tail 2 -n 3</text:p>
      <text:p text:style-name="P41">tail 2 -n 3</text:p>
      <text:p text:style-name="P41">echo 'od -bc 1 | less'</text:p>
      <text:p text:style-name="P41">od -bc 1 | less</text:p>
      <text:p text:style-name="P41">echo head 2 -c 2</text:p>
      <text:p text:style-name="P41">head 2 -c 2</text:p>
      <text:p text:style-name="P41">echo 'du * -b'</text:p>
      <text:p text:style-name="P41">du * -b</text:p>
      <text:p text:style-name="P41">echo 'ls | grep s*'</text:p>
      <text:p text:style-name="P41">ls | grep 's*'</text:p>
      <text:p text:style-name="P41">echo sum 1</text:p>
      <text:p text:style-name="P41">sum 1</text:p>
      <text:p text:style-name="P41">echo file 1</text:p>
      <text:p text:style-name="P41">file 1</text:p>
      <text:p text:style-name="P41">echo df 1</text:p>
      <text:p text:style-name="P41">df 1</text:p>
      <text:p text:style-name="P41">echo 'touch file'</text:p>
      <text:p text:style-name="P41">touch file</text:p>
      <text:p text:style-name="P41">echo 'dd if=/dev/zero of=file bs=10M count=1'</text:p>
      <text:p text:style-name="P41">dd if=/dev/zero of=file bs=10M count=1</text:p>
      <text:p text:style-name="P41">echo split -b 1M file</text:p>
      <text:p text:style-name="P41">split -b 1M file</text:p>
      <text:p text:style-name="P41">echo wc 1</text:p>
      <text:p text:style-name="P41">wc 1</text:p>
      <text:p text:style-name="P41">echo 'cat 1 | tr e n'</text:p>
      <text:p text:style-name="P41">cat 1 | tr e n</text:p>
      <text:p text:style-name="P41">echo 'cut -d : -f1 c'</text:p>
      <text:p text:style-name="P41">cut -d : -f1 c</text:p>
      <text:p text:style-name="P41">echo 'tar -cvf 1.tar 1'</text:p>
      <text:p text:style-name="P41">tar -cvf 1.tar 1</text:p>
      <text:p text:style-name="P41">echo "echo "This is a test" | sed 's/test/another test/'"</text:p>
      <text:p text:style-name="P41">echo "This is a test" | sed 's/test/another test/'</text:p>
      <text:p text:style-name="P41">echo 'cat 1'</text:p>
      <text:p text:style-name="P41">cat 1</text:p>
      <text:p text:style-name="P41">echo 'sort 1'</text:p>
      <text:p text:style-name="P41"><text:soft-page-break/>sort 1</text:p>
      <text:p text:style-name="P41">echo 'cat 1 | md5sum'</text:p>
      <text:p text:style-name="P41">cat 1 | md5sum</text:p>
      <text:p text:style-name="P15"/>
      <text:p text:style-name="P15"/>
      <text:p text:style-name="P15"/>
      <text:p text:style-name="P15"/>
      <text:p text:style-name="P3"><text:span text:style-name="T27">Пункты 1-7 отчёта составляются </text:span><text:span text:style-name="T28">строго до</text:span><text:span text:style-name="T27"> начала лабораторной работы.</text:span></text:p>
      <text:p text:style-name="P13"/>
      <text:p text:style-name="P19"><text:span text:style-name="T6">Допущен к выполнению работы. Подпись преподавателя </text:span><text:span text:style-name="T9"><text:tab/><text:tab/><text:tab/><text:tab/></text:span></text:p>
      <text:p text:style-name="P9"/>
      <text:p text:style-name="P9"/>
      <text:p text:style-name="P12"/>
      <text:p text:style-name="P14"/>
      <text:p text:style-name="P14"/>
      <text:p text:style-name="P14"/>
      <text:list xml:id="list213248062008940" text:continue-numbering="true" text:style-name="WWNum1">
        <text:list-item>
          <text:p text:style-name="P34"><text:span text:style-name="T26">Распечатка протокола</text:span><text:span text:style-name="T6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6"/>
      <text:p text:style-name="P42">etryfly@etryfly:~/Документы/Labs/2sem/20$ ./script.sh </text:p>
      <text:p text:style-name="P42">diff 1 2</text:p>
      <text:p text:style-name="P42">2c2,5</text:p>
      <text:p text:style-name="P42">&lt; ew</text:p>
      <text:p text:style-name="P42">---</text:p>
      <text:p text:style-name="P42">&gt; ew qq</text:p>
      <text:p text:style-name="P42">&gt; </text:p>
      <text:p text:style-name="P42">&gt; </text:p>
      <text:p text:style-name="P42">&gt; qqqq</text:p>
      <text:p text:style-name="P42">cmp 1 2</text:p>
      <text:p text:style-name="P42">1 2 различаются: байт 13, строка 2</text:p>
      <text:p text:style-name="P42">tail 2 -n 3</text:p>
      <text:p text:style-name="P42"/>
      <text:p text:style-name="P42"/>
      <text:p text:style-name="P42">qqqq</text:p>
      <text:p text:style-name="P42">od -bc 1 | less</text:p>
      <text:p text:style-name="P42">head 2 -c 2</text:p>
      <text:p text:style-name="P42">qwdu * -b</text:p>
      <text:p text:style-name="P42">13<text:tab/>1</text:p>
      <text:p text:style-name="P42">10240<text:tab/>1.tar</text:p>
      <text:p text:style-name="P42">23<text:tab/>2</text:p>
      <text:p text:style-name="P42">23<text:tab/>c</text:p>
      <text:p text:style-name="P42">10485760<text:tab/>file</text:p>
      <text:p text:style-name="P42">11771<text:tab/>| grep s*'</text:p>
      <text:p text:style-name="P42">731<text:tab/>script.sh</text:p>
      <text:p text:style-name="P42">1048576<text:tab/>xaa</text:p>
      <text:p text:style-name="P42">1048576<text:tab/>xab</text:p>
      <text:p text:style-name="P42">1048576<text:tab/>xac</text:p>
      <text:p text:style-name="P42">1048576<text:tab/>xad</text:p>
      <text:p text:style-name="P42">1048576<text:tab/>xae</text:p>
      <text:p text:style-name="P42">1048576<text:tab/>xaf</text:p>
      <text:p text:style-name="P42">1048576<text:tab/>xag</text:p>
      <text:p text:style-name="P42">1048576<text:tab/>xah</text:p>
      <text:p text:style-name="P42">1048576<text:tab/>xai</text:p>
      <text:p text:style-name="P42">1048576<text:tab/>xaj</text:p>
      <text:p text:style-name="P42">23212<text:tab/>отчет.odt</text:p>
      <text:p text:style-name="P42">ls | grep s*</text:p>
      <text:p text:style-name="P42">1</text:p>
      <text:p text:style-name="P42">1.tar</text:p>
      <text:p text:style-name="P42">2</text:p>
      <text:p text:style-name="P42">c</text:p>
      <text:p text:style-name="P42">file</text:p>
      <text:p text:style-name="P42">| grep s*'</text:p>
      <text:p text:style-name="P42">script.sh</text:p>
      <text:p text:style-name="P42">xaa</text:p>
      <text:p text:style-name="P42">xab</text:p>
      <text:p text:style-name="P42">xac</text:p>
      <text:p text:style-name="P42">xad</text:p>
      <text:p text:style-name="P42">xae</text:p>
      <text:p text:style-name="P42">xaf</text:p>
      <text:p text:style-name="P42">xag</text:p>
      <text:p text:style-name="P42"><text:soft-page-break/>xah</text:p>
      <text:p text:style-name="P42">xai</text:p>
      <text:p text:style-name="P42">xaj</text:p>
      <text:p text:style-name="P42">отчет.odt</text:p>
      <text:p text:style-name="P42">sum 1</text:p>
      <text:p text:style-name="P42">29981 <text:s text:c="4"/>1</text:p>
      <text:p text:style-name="P42">file 1</text:p>
      <text:p text:style-name="P42">1: ASCII text</text:p>
      <text:p text:style-name="P42">df 1</text:p>
      <text:p text:style-name="P42">Файловая система 1K-блоков Использовано <text:s/>Доступно Использовано% Cмонтировано в</text:p>
      <text:p text:style-name="P42">/dev/sda2 <text:s text:c="7"/>232783952 <text:s text:c="4"/>25197176 195692300 <text:s text:c="10"/>12% /</text:p>
      <text:p text:style-name="P42">touch file</text:p>
      <text:p text:style-name="P42">dd if=/dev/zero of=file bs=10M count=1</text:p>
      <text:p text:style-name="P42">1+0 записей получено</text:p>
      <text:p text:style-name="P42">1+0 записей отправлено</text:p>
      <text:p text:style-name="P42">10485760 байт (10 MB, 10 MiB) скопирован, 0,10306 s, 102 MB/s</text:p>
      <text:p text:style-name="P42">split -b 1M file</text:p>
      <text:p text:style-name="P42">wc 1</text:p>
      <text:p text:style-name="P42"><text:s/>2 <text:s/>2 13 1</text:p>
      <text:p text:style-name="P42">cat 1 | tr e n</text:p>
      <text:p text:style-name="P42">qwnqwnqwn</text:p>
      <text:p text:style-name="P42">nw</text:p>
      <text:p text:style-name="P42">cut -d : -f1 c</text:p>
      <text:p text:style-name="P42">1</text:p>
      <text:p text:style-name="P42">q</text:p>
      <text:p text:style-name="P42">a</text:p>
      <text:p text:style-name="P42">tar -cvf 1.tar 1</text:p>
      <text:p text:style-name="P42">1</text:p>
      <text:p text:style-name="P42">echo This is a test | sed 's/test/another test/'</text:p>
      <text:p text:style-name="P42">This is a another test</text:p>
      <text:p text:style-name="P42">cat 1</text:p>
      <text:p text:style-name="P42">qweqweqwe</text:p>
      <text:p text:style-name="P42">ew</text:p>
      <text:p text:style-name="P42">sort 1</text:p>
      <text:p text:style-name="P42">ew</text:p>
      <text:p text:style-name="P42">qweqweqwe</text:p>
      <text:p text:style-name="P42">cat 1 | md5sum</text:p>
      <text:p text:style-name="P42">7e7e999ff482d2549b3be628a3d1d5be <text:s/>-</text:p>
      <text:p text:style-name="P20"/>
      <text:p text:style-name="P1"/>
      <text:p text:style-name="P17"/>
      <text:list xml:id="list213249515475621" text:continue-numbering="true" text:style-name="WWNum1">
        <text:list-item>
          <text:p text:style-name="P37"><text:span text:style-name="T26">Дневник отладки</text:span><text:span text:style-name="T6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18">№</text:p>
          </table:table-cell>
          <table:table-cell table:style-name="Таблица2.A1" office:value-type="string">
            <text:p text:style-name="P18">Лаб.</text:p>
            <text:p text:style-name="P18">или</text:p>
            <text:p text:style-name="P18">дом.</text:p>
          </table:table-cell>
          <table:table-cell table:style-name="Таблица2.A1" office:value-type="string">
            <text:p text:style-name="P18">Дата</text:p>
          </table:table-cell>
          <table:table-cell table:style-name="Таблица2.A1" office:value-type="string">
            <text:p text:style-name="P18">Время</text:p>
          </table:table-cell>
          <table:table-cell table:style-name="Таблица2.A1" office:value-type="string">
            <text:p text:style-name="P18">Событие</text:p>
          </table:table-cell>
          <table:table-cell table:style-name="Таблица2.A1" office:value-type="string">
            <text:p text:style-name="P18">Действие по исправлению</text:p>
          </table:table-cell>
          <table:table-cell table:style-name="Таблица2.A1" office:value-type="string">
            <text:p text:style-name="P18">Примечание</text:p>
          </table:table-cell>
        </table:table-row>
        <table:table-row table:style-name="Таблица2.1">
          <table:table-cell table:style-name="Таблица2.A1" office:value-type="string">
            <text:p text:style-name="P11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<text:soft-page-break/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0"/>
          </table:table-cell>
        </table:table-row>
      </table:table>
      <text:p text:style-name="P10"/>
      <text:list xml:id="list213247996097126" text:continue-numbering="true" text:style-name="WWNum1">
        <text:list-item>
          <text:p text:style-name="P34"><text:span text:style-name="T6">Замечание автора по существу работы </text:span><text:span text:style-name="T11">Замечаний нет</text:span></text:p>
        </text:list-item>
      </text:list>
      <text:p text:style-name="P26"/>
      <text:list xml:id="list213248013581158" text:continue-numbering="true" text:style-name="WWNum1">
        <text:list-item>
          <text:p text:style-name="P34"><text:span text:style-name="T6">Выводы <text:s/></text:span><text:span text:style-name="T9"><text:tab/></text:span><text:span text:style-name="T11">В ходе работы научился </text:span><text:span text:style-name="T19">работать с утилитами для обработки файлов</text:span></text:p>
        </text:list-item>
      </text:list>
      <text:p text:style-name="P26"/>
      <text:p text:style-name="P23"><text:span text:style-name="T6">Недочеты, допущенные при выполнении задания, могут быть устранены следующим образом </text:span><text:span text:style-name="T9"><text:tab/></text:span></text:p>
      <text:p text:style-name="P23"><text:span text:style-name="T12">Недочетов не допущено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6"/>
      <text:p text:style-name="P30"><text:span text:style-name="T6">Подпись студента </text:span><text:span text:style-name="T9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Ubuntu Mono" svg:font-family="'Ubuntu Mono'" style:font-pitch="fixed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ru" fo:country="RU" style:font-name-asian="Tahoma1" style:font-family-asian="Tahoma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1pt" fo:language="ru" fo:country="RU" style:font-name-asian="Tahoma1" style:font-family-asian="Tahoma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Tahoma" fo:font-family="Tahoma" style:font-family-generic="roman" style:font-pitch="variable" fo:font-size="8pt" fo:language="ru" fo:country="RU" style:font-size-asian="8pt" style:language-asian="ru" style:country-asian="RU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align="start" style:justify-single-word="false" fo:orphans="2" fo:widows="2" fo:text-indent="0cm" style:auto-text-indent="false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0pt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643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Гость</meta:initial-creator>
    <meta:creation-date>2007-09-10T22:08:00</meta:creation-date>
    <dc:date>2019-02-28T21:32:47.258197852</dc:date>
    <meta:print-date>2006-09-06T14:56:00</meta:print-date>
    <meta:editing-cycles>26</meta:editing-cycles>
    <meta:editing-duration>PT1H36M14S</meta:editing-duration>
    <meta:generator>LibreOffice/5.2.7.2$Linux_X86_64 LibreOffice_project/20m0$Build-2</meta:generator>
    <meta:document-statistic meta:table-count="2" meta:image-count="1" meta:object-count="0" meta:page-count="5" meta:paragraph-count="186" meta:word-count="746" meta:character-count="4659" meta:non-whitespace-character-count="3705"/>
    <meta:user-defined meta:name="Operator">comp</meta:user-defined>
  </office:meta>
</office:document-meta>
</file>